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 Light" svg:font-family="'Cascadia Mono Light'" style:font-adornments="Light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7cm"/>
    </style:style>
    <style:style style:name="co2" style:family="table-column">
      <style:table-column-properties fo:break-before="auto" style:column-width="0.494cm"/>
    </style:style>
    <style:style style:name="co3" style:family="table-column">
      <style:table-column-properties fo:break-before="auto" style:column-width="0.589cm"/>
    </style:style>
    <style:style style:name="co4" style:family="table-column">
      <style:table-column-properties fo:break-before="auto" style:column-width="0.5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09cm"/>
    </style:style>
    <style:style style:name="co7" style:family="table-column">
      <style:table-column-properties fo:break-before="auto" style:column-width="0.54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311cm"/>
    </style:style>
    <style:style style:name="co11" style:family="table-column">
      <style:table-column-properties fo:break-before="auto" style:column-width="28.284cm"/>
    </style:style>
    <style:style style:name="co12" style:family="table-column">
      <style:table-column-properties fo:break-before="auto" style:column-width="3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scadia Mono Ligh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scadia Mono Light" fo:font-weight="normal" style:font-weight-asian="normal" style:font-weight-complex="normal"/>
    </style:style>
    <style:style style:name="ce3" style:family="table-cell" style:parent-style-name="Default">
      <style:text-properties style:font-name="Cascadia Mono Ligh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scadia Mono Light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scadia Mono Ligh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scadia Mono Light" fo:font-weight="normal" style:font-weight-asian="normal" style:font-weight-complex="normal"/>
    </style:style>
    <style:style style:name="ce10" style:family="table-cell" style:parent-style-name="Default">
      <style:text-properties style:font-name="Cascadia Mono Ligh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scadia Mono Ligh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8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4" table:number-columns-repeated="2" table:default-cell-style-name="ce9"/>
        <table:table-column table:style-name="co5" table:default-cell-style-name="ce10"/>
        <table:table-column table:style-name="co6" table:default-cell-style-name="ce11"/>
        <table:table-column table:style-name="co7" table:number-columns-repeated="10" table:default-cell-style-name="ce8"/>
        <table:table-column table:style-name="co6" table:default-cell-style-name="ce8"/>
        <table:table-column table:style-name="co8" table:number-columns-repeated="3" table:default-cell-style-name="ce8"/>
        <table:table-column table:style-name="co5" table:default-cell-style-name="ce8"/>
        <table:table-column table:style-name="co6" table:default-cell-style-name="ce10"/>
        <table:table-column table:style-name="co8" table:number-columns-repeated="13" table:default-cell-style-name="ce10"/>
        <table:table-column table:style-name="co6" table:default-cell-style-name="ce11"/>
        <table:table-column table:style-name="co8" table:number-columns-repeated="18" table:default-cell-style-name="ce9"/>
        <table:table-column table:style-name="co5" table:number-columns-repeated="16324" table:default-cell-style-name="ce10"/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#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13" office:value-type="string" calcext:value-type="string">
            <text:p>#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11" table:style-name="ce8" office:value-type="string" calcext:value-type="string">
            <text:p>#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17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0"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6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1" office:value-type="string" calcext:value-type="string">
            <text:p>#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9" table:style-name="ce8" office:value-type="string" calcext:value-type="string">
            <text:p>#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5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L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0" office:value-type="string" calcext:value-type="string">
            <text:p>#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8" table:style-name="ce8"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4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number-columns-repeated="3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9" office:value-type="string" calcext:value-type="string">
            <text:p>#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number-columns-repeated="4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7" table:style-name="ce8"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3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table:number-columns-repeated="4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8" office:value-type="string" calcext:value-type="string">
            <text:p>#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number-columns-repeated="5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6" table:style-name="ce8"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table:number-columns-repeated="5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7" office:value-type="string" calcext:value-type="string">
            <text:p>#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5" table:style-name="ce9" office:value-type="string" calcext:value-type="string">
            <text:p>#</text:p>
          </table:table-cell>
          <table:table-cell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5" table:style-name="ce8" office:value-type="string" calcext:value-type="string">
            <text:p>#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1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L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table:number-columns-repeated="6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6" office:value-type="string" calcext:value-type="string">
            <text:p>#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4" table:style-name="ce8" office:value-type="string" calcext:value-type="string">
            <text:p>#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0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3"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8" office:value-type="string" calcext:value-type="string">
            <text:p>#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9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4" office:value-type="string" calcext:value-type="string">
            <text:p>#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4"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8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number-columns-repeated="9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3" office:value-type="string" calcext:value-type="string">
            <text:p>#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5"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style-name="ce8" office:value-type="string" calcext:value-type="string">
            <text:p>#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7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number-columns-repeated="10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6"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1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6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style-name="ce8" office:value-type="string" calcext:value-type="string">
            <text:p>#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table:number-columns-repeated="11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5"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style-name="ce8" office:value-type="string" calcext:value-type="string">
            <text:p>#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2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table:number-columns-repeated="4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4"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4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2"/>
          <table:table-cell table:style-name="ce9" table:number-columns-repeated="10"/>
          <table:table-cell table:number-columns-repeated="16362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table:number-columns-repeated="3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3"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4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3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2"/>
          <table:table-cell table:style-name="ce9" table:number-columns-repeated="10"/>
          <table:table-cell table:number-columns-repeated="16362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table:number-columns-repeated="2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2"/>
          <table:table-cell table:style-name="ce9" table:number-columns-repeated="10"/>
          <table:table-cell table:number-columns-repeated="16362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office:value-type="string" calcext:value-type="string">
            <text:p>#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5" table:style-name="ce8" office:value-type="string" calcext:value-type="string">
            <text:p>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number-columns-repeated="5" table:style-name="ce9" office:value-type="string" calcext:value-type="string">
            <text:p>#</text:p>
          </table:table-cell>
          <table:table-cell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2"/>
          <table:table-cell table:style-name="ce9" table:number-columns-repeated="10"/>
          <table:table-cell table:number-columns-repeated="16362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string" calcext:value-type="string">
            <text:p>#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5" table:style-name="ce8" office:value-type="string" calcext:value-type="string">
            <text:p>#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5" calcext:value-type="float">
            <text:p>15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7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2"/>
          <table:table-cell table:style-name="ce9" table:number-columns-repeated="10"/>
          <table:table-cell table:number-columns-repeated="16362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5" table:style-name="ce8" office:value-type="string" calcext:value-type="string">
            <text:p>#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2"/>
          <table:table-cell table:style-name="ce9" table:number-columns-repeated="10"/>
          <table:table-cell table:number-columns-repeated="16362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5" table:style-name="ce8"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5" calcext:value-type="float">
            <text:p>15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5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2"/>
          <table:table-cell table:style-name="ce9" table:number-columns-repeated="10"/>
          <table:table-cell table:number-columns-repeated="16362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5" table:style-name="ce8"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style-name="ce8" office:value-type="string" calcext:value-type="string">
            <text:p>#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4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2"/>
          <table:table-cell table:style-name="ce9" table:number-columns-repeated="10"/>
          <table:table-cell table:number-columns-repeated="16362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#</text:p>
          </table:table-cell>
          <table:table-cell table:number-columns-repeated="3" table:style-name="Default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9" calcext:value-type="float">
            <text:p>19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#</text:p>
          </table:table-cell>
          <table:table-cell table:number-columns-repeated="3" table:style-name="Default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table:style-name="ce11" office:value-type="float" office:value="22" calcext:value-type="float">
            <text:p>22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2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number-columns-repeated="7" table:style-name="ce8" office:value-type="string" calcext:value-type="string">
            <text:p>#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6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1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#</text:p>
          </table:table-cell>
          <table:table-cell table:number-columns-repeated="7" table:style-name="ce8" office:value-type="string" calcext:value-type="string">
            <text:p>#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6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table:number-columns-repeated="5" table:style-name="ce9" office:value-type="string" calcext:value-type="string">
            <text:p>#</text:p>
          </table:table-cell>
          <table:table-cell table:style-name="ce8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2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#</text:p>
          </table:table-cell>
          <table:table-cell table:number-columns-repeated="7" table:style-name="ce8" office:value-type="string" calcext:value-type="string">
            <text:p>#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6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table:number-columns-repeated="5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#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6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6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#</text:p>
          </table:table-cell>
          <table:table-cell table:number-columns-repeated="6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6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5"/>
          <table:table-cell office:value-type="float" office:value="16" calcext:value-type="float">
            <text:p>16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12"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5"/>
          <table:table-cell office:value-type="float" office:value="19" calcext:value-type="float">
            <text:p>19</text:p>
          </table:table-cell>
          <table:table-cell table:number-columns-repeated="1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10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10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11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10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10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11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10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string" calcext:value-type="string">
            <text:p>#</text:p>
          </table:table-cell>
          <table:table-cell table:number-columns-repeated="7" table:style-name="ce9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#</text:p>
          </table:table-cell>
          <table:table-cell table:number-columns-repeated="8" table:style-name="ce9" office:value-type="string" calcext:value-type="string">
            <text:p>#</text:p>
          </table:table-cell>
          <table:table-cell table:number-columns-repeated="5" office:value-type="string" calcext:value-type="string">
            <text:p>#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10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2"/>
          <table:table-cell office:value-type="string" calcext:value-type="string">
            <text:p>#</text:p>
          </table:table-cell>
          <table:table-cell table:number-columns-repeated="6" table:style-name="ce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10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41"/>
          <table:table-cell office:value-type="float" office:value="15" calcext:value-type="float">
            <text:p>15</text:p>
          </table:table-cell>
          <table:table-cell table:number-columns-repeated="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10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41"/>
          <table:table-cell office:value-type="float" office:value="14" calcext:value-type="float">
            <text:p>14</text:p>
          </table:table-cell>
          <table:table-cell table:number-columns-repeated="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#</text:p>
          </table:table-cell>
          <table:table-cell table:number-columns-repeated="10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41"/>
          <table:table-cell office:value-type="float" office:value="14" calcext:value-type="float">
            <text:p>14</text:p>
          </table:table-cell>
          <table:table-cell table:number-columns-repeated="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1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41"/>
          <table:table-cell office:value-type="float" office:value="17" calcext:value-type="float">
            <text:p>17</text:p>
          </table:table-cell>
          <table:table-cell table:number-columns-repeated="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1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41"/>
          <table:table-cell office:value-type="float" office:value="18" calcext:value-type="float">
            <text:p>18</text:p>
          </table:table-cell>
          <table:table-cell table:number-columns-repeated="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1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3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41"/>
          <table:table-cell office:value-type="float" office:value="27" calcext:value-type="float">
            <text:p>27</text:p>
          </table:table-cell>
          <table:table-cell table:number-columns-repeated="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1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4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41"/>
          <table:table-cell office:value-type="float" office:value="27" calcext:value-type="float">
            <text:p>27</text:p>
          </table:table-cell>
          <table:table-cell table:number-columns-repeated="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1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5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41"/>
          <table:table-cell office:value-type="float" office:value="19" calcext:value-type="float">
            <text:p>19</text:p>
          </table:table-cell>
          <table:table-cell table:number-columns-repeated="11" office:value-type="string" calcext:value-type="string">
            <text:p>#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1"/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16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41"/>
          <table:table-cell office:value-type="float" office:value="22" calcext:value-type="float">
            <text:p>22</text:p>
          </table:table-cell>
          <table:table-cell table:number-columns-repeated="10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1"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#</text:p>
          </table:table-cell>
          <table:table-cell table:number-columns-repeated="17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41"/>
          <table:table-cell office:value-type="float" office:value="25" calcext:value-type="float">
            <text:p>25</text:p>
          </table:table-cell>
          <table:table-cell table:number-columns-repeated="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1"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#</text:p>
          </table:table-cell>
          <table:table-cell table:number-columns-repeated="17" office:value-type="string" calcext:value-type="string">
            <text:p>#</text:p>
          </table:table-cell>
          <table:table-cell table:number-columns-repeated="16324"/>
        </table:table-row>
        <table:table-row table:style-name="ro1">
          <table:table-cell table:number-columns-repeated="42"/>
          <table:table-cell table:number-columns-repeated="9"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324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st2" table:style-name="ta1">
        <table:table-column table:style-name="co2" table:number-columns-repeated="3" table:default-cell-style-name="ce8"/>
        <table:table-column table:style-name="co9" table:default-cell-style-name="ce8"/>
        <table:table-column table:style-name="co2" table:number-columns-repeated="5" table:default-cell-style-name="ce8"/>
        <table:table-column table:style-name="co10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table:formula="of:=IF([.H1]=&quot;R&quot;;&quot;RIGHT&quot;;IF([.H1]=&quot;L&quot;;&quot;LEFT&quot;;&quot;NONE&quot;))" office:value-type="string" office:string-value="RIGHT" calcext:value-type="string">
            <text:p>RIGHT</text:p>
          </table:table-cell>
          <table:table-cell table:style-name="ce9" table:formula="of:=IF([.I1]=&quot;R&quot;;&quot;RIGHT&quot;;IF([.I1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1] &amp; &quot;, current_values=tuple(['&quot; &amp; [.B1] &amp; &quot;', '&quot; &amp; [.C1] &amp; &quot;']), new_state=&quot; &amp; [.E1] &amp; &quot;, new_values=tuple(['&quot; &amp; [.F1] &amp; &quot;', '&quot; &amp; [.G1] &amp; &quot;']), movements=[Movement.&quot; &amp; [.J1] &amp; &quot;, Movement.&quot; &amp; [.K1] &amp; &quot;]))&quot;" office:value-type="string" office:string-value="transitions.append(Transition(current_state=0, current_values=tuple(['0', '#']), new_state=1, new_values=tuple(['0', '#']), movements=[Movement.RIGHT, Movement.RIGHT]))" calcext:value-type="string">
            <text:p>transitions.append(Transition(current_state=0, current_values=tuple(['0', '#']), new_state=1, new_values=tuple(['0', '#']), movements=[Movement.RIGHT, Movement.RIGHT]))</text:p>
          </table:table-cell>
          <table:table-cell table:formula="of:=CONCATENATE(&quot;(&quot;;[.A1];&quot;,&quot;;[.B1];&quot;,&quot;;[.C1];&quot;) = (&quot;;[.E1];&quot;,&quot;;[.F1];&quot;,&quot;;[.G1];&quot;,&quot;;[.H1];&quot;,&quot;;[.I1];&quot;)&quot;)" office:value-type="string" office:string-value="(0,0,#) = (1,0,#,R,R)" calcext:value-type="string">
            <text:p>(0,0,#) = (1,0,#,R,R)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table:formula="of:=IF([.H2]=&quot;R&quot;;&quot;RIGHT&quot;;IF([.H2]=&quot;L&quot;;&quot;LEFT&quot;;&quot;NONE&quot;))" office:value-type="string" office:string-value="RIGHT" calcext:value-type="string">
            <text:p>RIGHT</text:p>
          </table:table-cell>
          <table:table-cell table:style-name="ce9" table:formula="of:=IF([.I2]=&quot;R&quot;;&quot;RIGHT&quot;;IF([.I2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2] &amp; &quot;, current_values=tuple(['&quot; &amp; [.B2] &amp; &quot;', '&quot; &amp; [.C2] &amp; &quot;']), new_state=&quot; &amp; [.E2] &amp; &quot;, new_values=tuple(['&quot; &amp; [.F2] &amp; &quot;', '&quot; &amp; [.G2] &amp; &quot;']), movements=[Movement.&quot; &amp; [.J2] &amp; &quot;, Movement.&quot; &amp; [.K2] &amp; &quot;]))&quot;" office:value-type="string" office:string-value="transitions.append(Transition(current_state=0, current_values=tuple(['1', '#']), new_state=1, new_values=tuple(['1', '#']), movements=[Movement.RIGHT, Movement.RIGHT]))" calcext:value-type="string">
            <text:p>transitions.append(Transition(current_state=0, current_values=tuple(['1', '#']), new_state=1, new_values=tuple(['1', '#']), movements=[Movement.RIGHT, Movement.RIGHT]))</text:p>
          </table:table-cell>
          <table:table-cell table:formula="of:=CONCATENATE(&quot;(&quot;;[.A2];&quot;,&quot;;[.B2];&quot;,&quot;;[.C2];&quot;) = (&quot;;[.E2];&quot;,&quot;;[.F2];&quot;,&quot;;[.G2];&quot;,&quot;;[.H2];&quot;,&quot;;[.I2];&quot;)&quot;)" office:value-type="string" office:string-value="(0,1,#) = (1,1,#,R,R)" calcext:value-type="string">
            <text:p>(0,1,#) = (1,1,#,R,R)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table:formula="of:=IF([.H3]=&quot;R&quot;;&quot;RIGHT&quot;;IF([.H3]=&quot;L&quot;;&quot;LEFT&quot;;&quot;NONE&quot;))" office:value-type="string" office:string-value="RIGHT" calcext:value-type="string">
            <text:p>RIGHT</text:p>
          </table:table-cell>
          <table:table-cell table:style-name="ce9" table:formula="of:=IF([.I3]=&quot;R&quot;;&quot;RIGHT&quot;;IF([.I3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3] &amp; &quot;, current_values=tuple(['&quot; &amp; [.B3] &amp; &quot;', '&quot; &amp; [.C3] &amp; &quot;']), new_state=&quot; &amp; [.E3] &amp; &quot;, new_values=tuple(['&quot; &amp; [.F3] &amp; &quot;', '&quot; &amp; [.G3] &amp; &quot;']), movements=[Movement.&quot; &amp; [.J3] &amp; &quot;, Movement.&quot; &amp; [.K3] &amp; &quot;]))&quot;" office:value-type="string" office:string-value="transitions.append(Transition(current_state=0, current_values=tuple(['#', '#']), new_state=0, new_values=tuple(['#', '#']), movements=[Movement.RIGHT, Movement.RIGHT]))" calcext:value-type="string">
            <text:p>transitions.append(Transition(current_state=0, current_values=tuple(['#', '#']), new_state=0, new_values=tuple(['#', '#']), movements=[Movement.RIGHT, Movement.RIGHT]))</text:p>
          </table:table-cell>
          <table:table-cell table:formula="of:=CONCATENATE(&quot;(&quot;;[.A3];&quot;,&quot;;[.B3];&quot;,&quot;;[.C3];&quot;) = (&quot;;[.E3];&quot;,&quot;;[.F3];&quot;,&quot;;[.G3];&quot;,&quot;;[.H3];&quot;,&quot;;[.I3];&quot;)&quot;)" office:value-type="string" office:string-value="(0,#,#) = (0,#,#,R,R)" calcext:value-type="string">
            <text:p>(0,#,#) = (0,#,#,R,R)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table:formula="of:=IF([.H4]=&quot;R&quot;;&quot;RIGHT&quot;;IF([.H4]=&quot;L&quot;;&quot;LEFT&quot;;&quot;NONE&quot;))" office:value-type="string" office:string-value="RIGHT" calcext:value-type="string">
            <text:p>RIGHT</text:p>
          </table:table-cell>
          <table:table-cell table:style-name="ce9" table:formula="of:=IF([.I4]=&quot;R&quot;;&quot;RIGHT&quot;;IF([.I4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4] &amp; &quot;, current_values=tuple(['&quot; &amp; [.B4] &amp; &quot;', '&quot; &amp; [.C4] &amp; &quot;']), new_state=&quot; &amp; [.E4] &amp; &quot;, new_values=tuple(['&quot; &amp; [.F4] &amp; &quot;', '&quot; &amp; [.G4] &amp; &quot;']), movements=[Movement.&quot; &amp; [.J4] &amp; &quot;, Movement.&quot; &amp; [.K4] &amp; &quot;]))&quot;" office:value-type="string" office:string-value="transitions.append(Transition(current_state=1, current_values=tuple(['0', '#']), new_state=1, new_values=tuple(['0', '#']), movements=[Movement.RIGHT, Movement.RIGHT]))" calcext:value-type="string">
            <text:p>transitions.append(Transition(current_state=1, current_values=tuple(['0', '#']), new_state=1, new_values=tuple(['0', '#']), movements=[Movement.RIGHT, Movement.RIGHT]))</text:p>
          </table:table-cell>
          <table:table-cell table:formula="of:=CONCATENATE(&quot;(&quot;;[.A4];&quot;,&quot;;[.B4];&quot;,&quot;;[.C4];&quot;) = (&quot;;[.E4];&quot;,&quot;;[.F4];&quot;,&quot;;[.G4];&quot;,&quot;;[.H4];&quot;,&quot;;[.I4];&quot;)&quot;)" office:value-type="string" office:string-value="(1,0,#) = (1,0,#,R,R)" calcext:value-type="string">
            <text:p>(1,0,#) = (1,0,#,R,R)</text:p>
          </table:table-cell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table:formula="of:=IF([.H5]=&quot;R&quot;;&quot;RIGHT&quot;;IF([.H5]=&quot;L&quot;;&quot;LEFT&quot;;&quot;NONE&quot;))" office:value-type="string" office:string-value="RIGHT" calcext:value-type="string">
            <text:p>RIGHT</text:p>
          </table:table-cell>
          <table:table-cell table:style-name="ce9" table:formula="of:=IF([.I5]=&quot;R&quot;;&quot;RIGHT&quot;;IF([.I5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5] &amp; &quot;, current_values=tuple(['&quot; &amp; [.B5] &amp; &quot;', '&quot; &amp; [.C5] &amp; &quot;']), new_state=&quot; &amp; [.E5] &amp; &quot;, new_values=tuple(['&quot; &amp; [.F5] &amp; &quot;', '&quot; &amp; [.G5] &amp; &quot;']), movements=[Movement.&quot; &amp; [.J5] &amp; &quot;, Movement.&quot; &amp; [.K5] &amp; &quot;]))&quot;" office:value-type="string" office:string-value="transitions.append(Transition(current_state=1, current_values=tuple(['1', '#']), new_state=1, new_values=tuple(['1', '#']), movements=[Movement.RIGHT, Movement.RIGHT]))" calcext:value-type="string">
            <text:p>transitions.append(Transition(current_state=1, current_values=tuple(['1', '#']), new_state=1, new_values=tuple(['1', '#']), movements=[Movement.RIGHT, Movement.RIGHT]))</text:p>
          </table:table-cell>
          <table:table-cell table:formula="of:=CONCATENATE(&quot;(&quot;;[.A5];&quot;,&quot;;[.B5];&quot;,&quot;;[.C5];&quot;) = (&quot;;[.E5];&quot;,&quot;;[.F5];&quot;,&quot;;[.G5];&quot;,&quot;;[.H5];&quot;,&quot;;[.I5];&quot;)&quot;)" office:value-type="string" office:string-value="(1,1,#) = (1,1,#,R,R)" calcext:value-type="string">
            <text:p>(1,1,#) = (1,1,#,R,R)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table:formula="of:=IF([.H6]=&quot;R&quot;;&quot;RIGHT&quot;;IF([.H6]=&quot;L&quot;;&quot;LEFT&quot;;&quot;NONE&quot;))" office:value-type="string" office:string-value="RIGHT" calcext:value-type="string">
            <text:p>RIGHT</text:p>
          </table:table-cell>
          <table:table-cell table:style-name="ce9" table:formula="of:=IF([.I6]=&quot;R&quot;;&quot;RIGHT&quot;;IF([.I6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6] &amp; &quot;, current_values=tuple(['&quot; &amp; [.B6] &amp; &quot;', '&quot; &amp; [.C6] &amp; &quot;']), new_state=&quot; &amp; [.E6] &amp; &quot;, new_values=tuple(['&quot; &amp; [.F6] &amp; &quot;', '&quot; &amp; [.G6] &amp; &quot;']), movements=[Movement.&quot; &amp; [.J6] &amp; &quot;, Movement.&quot; &amp; [.K6] &amp; &quot;]))&quot;" office:value-type="string" office:string-value="transitions.append(Transition(current_state=1, current_values=tuple(['#', '#']), new_state=2, new_values=tuple(['#', '#']), movements=[Movement.RIGHT, Movement.RIGHT]))" calcext:value-type="string">
            <text:p>transitions.append(Transition(current_state=1, current_values=tuple(['#', '#']), new_state=2, new_values=tuple(['#', '#']), movements=[Movement.RIGHT, Movement.RIGHT]))</text:p>
          </table:table-cell>
          <table:table-cell table:formula="of:=CONCATENATE(&quot;(&quot;;[.A6];&quot;,&quot;;[.B6];&quot;,&quot;;[.C6];&quot;) = (&quot;;[.E6];&quot;,&quot;;[.F6];&quot;,&quot;;[.G6];&quot;,&quot;;[.H6];&quot;,&quot;;[.I6];&quot;)&quot;)" office:value-type="string" office:string-value="(1,#,#) = (2,#,#,R,R)" calcext:value-type="string">
            <text:p>(1,#,#) = (2,#,#,R,R)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table:formula="of:=IF([.H7]=&quot;R&quot;;&quot;RIGHT&quot;;IF([.H7]=&quot;L&quot;;&quot;LEFT&quot;;&quot;NONE&quot;))" office:value-type="string" office:string-value="RIGHT" calcext:value-type="string">
            <text:p>RIGHT</text:p>
          </table:table-cell>
          <table:table-cell table:style-name="ce9" table:formula="of:=IF([.I7]=&quot;R&quot;;&quot;RIGHT&quot;;IF([.I7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7] &amp; &quot;, current_values=tuple(['&quot; &amp; [.B7] &amp; &quot;', '&quot; &amp; [.C7] &amp; &quot;']), new_state=&quot; &amp; [.E7] &amp; &quot;, new_values=tuple(['&quot; &amp; [.F7] &amp; &quot;', '&quot; &amp; [.G7] &amp; &quot;']), movements=[Movement.&quot; &amp; [.J7] &amp; &quot;, Movement.&quot; &amp; [.K7] &amp; &quot;]))&quot;" office:value-type="string" office:string-value="transitions.append(Transition(current_state=2, current_values=tuple(['0', '#']), new_state=1, new_values=tuple(['0', '#']), movements=[Movement.RIGHT, Movement.RIGHT]))" calcext:value-type="string">
            <text:p>transitions.append(Transition(current_state=2, current_values=tuple(['0', '#']), new_state=1, new_values=tuple(['0', '#']), movements=[Movement.RIGHT, Movement.RIGHT]))</text:p>
          </table:table-cell>
          <table:table-cell table:formula="of:=CONCATENATE(&quot;(&quot;;[.A7];&quot;,&quot;;[.B7];&quot;,&quot;;[.C7];&quot;) = (&quot;;[.E7];&quot;,&quot;;[.F7];&quot;,&quot;;[.G7];&quot;,&quot;;[.H7];&quot;,&quot;;[.I7];&quot;)&quot;)" office:value-type="string" office:string-value="(2,0,#) = (1,0,#,R,R)" calcext:value-type="string">
            <text:p>(2,0,#) = (1,0,#,R,R)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table:formula="of:=IF([.H8]=&quot;R&quot;;&quot;RIGHT&quot;;IF([.H8]=&quot;L&quot;;&quot;LEFT&quot;;&quot;NONE&quot;))" office:value-type="string" office:string-value="RIGHT" calcext:value-type="string">
            <text:p>RIGHT</text:p>
          </table:table-cell>
          <table:table-cell table:style-name="ce9" table:formula="of:=IF([.I8]=&quot;R&quot;;&quot;RIGHT&quot;;IF([.I8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8] &amp; &quot;, current_values=tuple(['&quot; &amp; [.B8] &amp; &quot;', '&quot; &amp; [.C8] &amp; &quot;']), new_state=&quot; &amp; [.E8] &amp; &quot;, new_values=tuple(['&quot; &amp; [.F8] &amp; &quot;', '&quot; &amp; [.G8] &amp; &quot;']), movements=[Movement.&quot; &amp; [.J8] &amp; &quot;, Movement.&quot; &amp; [.K8] &amp; &quot;]))&quot;" office:value-type="string" office:string-value="transitions.append(Transition(current_state=2, current_values=tuple(['1', '#']), new_state=1, new_values=tuple(['1', '#']), movements=[Movement.RIGHT, Movement.RIGHT]))" calcext:value-type="string">
            <text:p>transitions.append(Transition(current_state=2, current_values=tuple(['1', '#']), new_state=1, new_values=tuple(['1', '#']), movements=[Movement.RIGHT, Movement.RIGHT]))</text:p>
          </table:table-cell>
          <table:table-cell table:formula="of:=CONCATENATE(&quot;(&quot;;[.A8];&quot;,&quot;;[.B8];&quot;,&quot;;[.C8];&quot;) = (&quot;;[.E8];&quot;,&quot;;[.F8];&quot;,&quot;;[.G8];&quot;,&quot;;[.H8];&quot;,&quot;;[.I8];&quot;)&quot;)" office:value-type="string" office:string-value="(2,1,#) = (1,1,#,R,R)" calcext:value-type="string">
            <text:p>(2,1,#) = (1,1,#,R,R)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9]=&quot;R&quot;;&quot;RIGHT&quot;;IF([.H9]=&quot;L&quot;;&quot;LEFT&quot;;&quot;NONE&quot;))" office:value-type="string" office:string-value="LEFT" calcext:value-type="string">
            <text:p>LEFT</text:p>
          </table:table-cell>
          <table:table-cell table:style-name="ce9" table:formula="of:=IF([.I9]=&quot;R&quot;;&quot;RIGHT&quot;;IF([.I9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9] &amp; &quot;, current_values=tuple(['&quot; &amp; [.B9] &amp; &quot;', '&quot; &amp; [.C9] &amp; &quot;']), new_state=&quot; &amp; [.E9] &amp; &quot;, new_values=tuple(['&quot; &amp; [.F9] &amp; &quot;', '&quot; &amp; [.G9] &amp; &quot;']), movements=[Movement.&quot; &amp; [.J9] &amp; &quot;, Movement.&quot; &amp; [.K9] &amp; &quot;]))&quot;" office:value-type="string" office:string-value="transitions.append(Transition(current_state=2, current_values=tuple(['#', '#']), new_state=3, new_values=tuple(['#', '#']), movements=[Movement.LEFT, Movement.LEFT]))" calcext:value-type="string">
            <text:p>transitions.append(Transition(current_state=2, current_values=tuple(['#', '#']), new_state=3, new_values=tuple(['#', '#']), movements=[Movement.LEFT, Movement.LEFT]))</text:p>
          </table:table-cell>
          <table:table-cell table:formula="of:=CONCATENATE(&quot;(&quot;;[.A9];&quot;,&quot;;[.B9];&quot;,&quot;;[.C9];&quot;) = (&quot;;[.E9];&quot;,&quot;;[.F9];&quot;,&quot;;[.G9];&quot;,&quot;;[.H9];&quot;,&quot;;[.I9];&quot;)&quot;)" office:value-type="string" office:string-value="(2,#,#) = (3,#,#,L,L)" calcext:value-type="string">
            <text:p>(2,#,#) = (3,#,#,L,L)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10]=&quot;R&quot;;&quot;RIGHT&quot;;IF([.H10]=&quot;L&quot;;&quot;LEFT&quot;;&quot;NONE&quot;))" office:value-type="string" office:string-value="LEFT" calcext:value-type="string">
            <text:p>LEFT</text:p>
          </table:table-cell>
          <table:table-cell table:style-name="ce9" table:formula="of:=IF([.I10]=&quot;R&quot;;&quot;RIGHT&quot;;IF([.I10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10] &amp; &quot;, current_values=tuple(['&quot; &amp; [.B10] &amp; &quot;', '&quot; &amp; [.C10] &amp; &quot;']), new_state=&quot; &amp; [.E10] &amp; &quot;, new_values=tuple(['&quot; &amp; [.F10] &amp; &quot;', '&quot; &amp; [.G10] &amp; &quot;']), movements=[Movement.&quot; &amp; [.J10] &amp; &quot;, Movement.&quot; &amp; [.K10] &amp; &quot;]))&quot;" office:value-type="string" office:string-value="transitions.append(Transition(current_state=3, current_values=tuple(['#', '#']), new_state=4, new_values=tuple(['#', '#']), movements=[Movement.LEFT, Movement.LEFT]))" calcext:value-type="string">
            <text:p>transitions.append(Transition(current_state=3, current_values=tuple(['#', '#']), new_state=4, new_values=tuple(['#', '#']), movements=[Movement.LEFT, Movement.LEFT]))</text:p>
          </table:table-cell>
          <table:table-cell table:formula="of:=CONCATENATE(&quot;(&quot;;[.A10];&quot;,&quot;;[.B10];&quot;,&quot;;[.C10];&quot;) = (&quot;;[.E10];&quot;,&quot;;[.F10];&quot;,&quot;;[.G10];&quot;,&quot;;[.H10];&quot;,&quot;;[.I10];&quot;)&quot;)" office:value-type="string" office:string-value="(3,#,#) = (4,#,#,L,L)" calcext:value-type="string">
            <text:p>(3,#,#) = (4,#,#,L,L)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11]=&quot;R&quot;;&quot;RIGHT&quot;;IF([.H11]=&quot;L&quot;;&quot;LEFT&quot;;&quot;NONE&quot;))" office:value-type="string" office:string-value="LEFT" calcext:value-type="string">
            <text:p>LEFT</text:p>
          </table:table-cell>
          <table:table-cell table:style-name="ce9" table:formula="of:=IF([.I11]=&quot;R&quot;;&quot;RIGHT&quot;;IF([.I11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11] &amp; &quot;, current_values=tuple(['&quot; &amp; [.B11] &amp; &quot;', '&quot; &amp; [.C11] &amp; &quot;']), new_state=&quot; &amp; [.E11] &amp; &quot;, new_values=tuple(['&quot; &amp; [.F11] &amp; &quot;', '&quot; &amp; [.G11] &amp; &quot;']), movements=[Movement.&quot; &amp; [.J11] &amp; &quot;, Movement.&quot; &amp; [.K11] &amp; &quot;]))&quot;" office:value-type="string" office:string-value="transitions.append(Transition(current_state=4, current_values=tuple(['0', '#']), new_state=4, new_values=tuple(['#', '0']), movements=[Movement.LEFT, Movement.LEFT]))" calcext:value-type="string">
            <text:p>transitions.append(Transition(current_state=4, current_values=tuple(['0', '#']), new_state=4, new_values=tuple(['#', '0']), movements=[Movement.LEFT, Movement.LEFT]))</text:p>
          </table:table-cell>
          <table:table-cell table:formula="of:=CONCATENATE(&quot;(&quot;;[.A11];&quot;,&quot;;[.B11];&quot;,&quot;;[.C11];&quot;) = (&quot;;[.E11];&quot;,&quot;;[.F11];&quot;,&quot;;[.G11];&quot;,&quot;;[.H11];&quot;,&quot;;[.I11];&quot;)&quot;)" office:value-type="string" office:string-value="(4,0,#) = (4,#,0,L,L)" calcext:value-type="string">
            <text:p>(4,0,#) = (4,#,0,L,L)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12]=&quot;R&quot;;&quot;RIGHT&quot;;IF([.H12]=&quot;L&quot;;&quot;LEFT&quot;;&quot;NONE&quot;))" office:value-type="string" office:string-value="LEFT" calcext:value-type="string">
            <text:p>LEFT</text:p>
          </table:table-cell>
          <table:table-cell table:style-name="ce9" table:formula="of:=IF([.I12]=&quot;R&quot;;&quot;RIGHT&quot;;IF([.I12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12] &amp; &quot;, current_values=tuple(['&quot; &amp; [.B12] &amp; &quot;', '&quot; &amp; [.C12] &amp; &quot;']), new_state=&quot; &amp; [.E12] &amp; &quot;, new_values=tuple(['&quot; &amp; [.F12] &amp; &quot;', '&quot; &amp; [.G12] &amp; &quot;']), movements=[Movement.&quot; &amp; [.J12] &amp; &quot;, Movement.&quot; &amp; [.K12] &amp; &quot;]))&quot;" office:value-type="string" office:string-value="transitions.append(Transition(current_state=4, current_values=tuple(['1', '#']), new_state=4, new_values=tuple(['#', '1']), movements=[Movement.LEFT, Movement.LEFT]))" calcext:value-type="string">
            <text:p>transitions.append(Transition(current_state=4, current_values=tuple(['1', '#']), new_state=4, new_values=tuple(['#', '1']), movements=[Movement.LEFT, Movement.LEFT]))</text:p>
          </table:table-cell>
          <table:table-cell table:formula="of:=CONCATENATE(&quot;(&quot;;[.A12];&quot;,&quot;;[.B12];&quot;,&quot;;[.C12];&quot;) = (&quot;;[.E12];&quot;,&quot;;[.F12];&quot;,&quot;;[.G12];&quot;,&quot;;[.H12];&quot;,&quot;;[.I12];&quot;)&quot;)" office:value-type="string" office:string-value="(4,1,#) = (4,#,1,L,L)" calcext:value-type="string">
            <text:p>(4,1,#) = (4,#,1,L,L)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table:formula="of:=IF([.H13]=&quot;R&quot;;&quot;RIGHT&quot;;IF([.H13]=&quot;L&quot;;&quot;LEFT&quot;;&quot;NONE&quot;))" office:value-type="string" office:string-value="NONE" calcext:value-type="string">
            <text:p>NONE</text:p>
          </table:table-cell>
          <table:table-cell table:style-name="ce9" table:formula="of:=IF([.I13]=&quot;R&quot;;&quot;RIGHT&quot;;IF([.I13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13] &amp; &quot;, current_values=tuple(['&quot; &amp; [.B13] &amp; &quot;', '&quot; &amp; [.C13] &amp; &quot;']), new_state=&quot; &amp; [.E13] &amp; &quot;, new_values=tuple(['&quot; &amp; [.F13] &amp; &quot;', '&quot; &amp; [.G13] &amp; &quot;']), movements=[Movement.&quot; &amp; [.J13] &amp; &quot;, Movement.&quot; &amp; [.K13] &amp; &quot;]))&quot;" office:value-type="string" office:string-value="transitions.append(Transition(current_state=4, current_values=tuple(['#', '#']), new_state=5, new_values=tuple(['#', '#']), movements=[Movement.NONE, Movement.RIGHT]))" calcext:value-type="string">
            <text:p>transitions.append(Transition(current_state=4, current_values=tuple(['#', '#']), new_state=5, new_values=tuple(['#', '#']), movements=[Movement.NONE, Movement.RIGHT]))</text:p>
          </table:table-cell>
          <table:table-cell table:formula="of:=CONCATENATE(&quot;(&quot;;[.A13];&quot;,&quot;;[.B13];&quot;,&quot;;[.C13];&quot;) = (&quot;;[.E13];&quot;,&quot;;[.F13];&quot;,&quot;;[.G13];&quot;,&quot;;[.H13];&quot;,&quot;;[.I13];&quot;)&quot;)" office:value-type="string" office:string-value="(4,#,#) = (5,#,#,N,R)" calcext:value-type="string">
            <text:p>(4,#,#) = (5,#,#,N,R)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table:formula="of:=IF([.H14]=&quot;R&quot;;&quot;RIGHT&quot;;IF([.H14]=&quot;L&quot;;&quot;LEFT&quot;;&quot;NONE&quot;))" office:value-type="string" office:string-value="NONE" calcext:value-type="string">
            <text:p>NONE</text:p>
          </table:table-cell>
          <table:table-cell table:style-name="ce9" table:formula="of:=IF([.I14]=&quot;R&quot;;&quot;RIGHT&quot;;IF([.I14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14] &amp; &quot;, current_values=tuple(['&quot; &amp; [.B14] &amp; &quot;', '&quot; &amp; [.C14] &amp; &quot;']), new_state=&quot; &amp; [.E14] &amp; &quot;, new_values=tuple(['&quot; &amp; [.F14] &amp; &quot;', '&quot; &amp; [.G14] &amp; &quot;']), movements=[Movement.&quot; &amp; [.J14] &amp; &quot;, Movement.&quot; &amp; [.K14] &amp; &quot;]))&quot;" office:value-type="string" office:string-value="transitions.append(Transition(current_state=5, current_values=tuple(['#', '0']), new_state=5, new_values=tuple(['#', '0']), movements=[Movement.NONE, Movement.RIGHT]))" calcext:value-type="string">
            <text:p>transitions.append(Transition(current_state=5, current_values=tuple(['#', '0']), new_state=5, new_values=tuple(['#', '0']), movements=[Movement.NONE, Movement.RIGHT]))</text:p>
          </table:table-cell>
          <table:table-cell table:formula="of:=CONCATENATE(&quot;(&quot;;[.A14];&quot;,&quot;;[.B14];&quot;,&quot;;[.C14];&quot;) = (&quot;;[.E14];&quot;,&quot;;[.F14];&quot;,&quot;;[.G14];&quot;,&quot;;[.H14];&quot;,&quot;;[.I14];&quot;)&quot;)" office:value-type="string" office:string-value="(5,#,0) = (5,#,0,N,R)" calcext:value-type="string">
            <text:p>(5,#,0) = (5,#,0,N,R)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table:formula="of:=IF([.H15]=&quot;R&quot;;&quot;RIGHT&quot;;IF([.H15]=&quot;L&quot;;&quot;LEFT&quot;;&quot;NONE&quot;))" office:value-type="string" office:string-value="NONE" calcext:value-type="string">
            <text:p>NONE</text:p>
          </table:table-cell>
          <table:table-cell table:style-name="ce9" table:formula="of:=IF([.I15]=&quot;R&quot;;&quot;RIGHT&quot;;IF([.I15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15] &amp; &quot;, current_values=tuple(['&quot; &amp; [.B15] &amp; &quot;', '&quot; &amp; [.C15] &amp; &quot;']), new_state=&quot; &amp; [.E15] &amp; &quot;, new_values=tuple(['&quot; &amp; [.F15] &amp; &quot;', '&quot; &amp; [.G15] &amp; &quot;']), movements=[Movement.&quot; &amp; [.J15] &amp; &quot;, Movement.&quot; &amp; [.K15] &amp; &quot;]))&quot;" office:value-type="string" office:string-value="transitions.append(Transition(current_state=5, current_values=tuple(['#', '1']), new_state=5, new_values=tuple(['#', '1']), movements=[Movement.NONE, Movement.RIGHT]))" calcext:value-type="string">
            <text:p>transitions.append(Transition(current_state=5, current_values=tuple(['#', '1']), new_state=5, new_values=tuple(['#', '1']), movements=[Movement.NONE, Movement.RIGHT]))</text:p>
          </table:table-cell>
          <table:table-cell table:formula="of:=CONCATENATE(&quot;(&quot;;[.A15];&quot;,&quot;;[.B15];&quot;,&quot;;[.C15];&quot;) = (&quot;;[.E15];&quot;,&quot;;[.F15];&quot;,&quot;;[.G15];&quot;,&quot;;[.H15];&quot;,&quot;;[.I15];&quot;)&quot;)" office:value-type="string" office:string-value="(5,#,1) = (5,#,1,N,R)" calcext:value-type="string">
            <text:p>(5,#,1) = (5,#,1,N,R)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16]=&quot;R&quot;;&quot;RIGHT&quot;;IF([.H16]=&quot;L&quot;;&quot;LEFT&quot;;&quot;NONE&quot;))" office:value-type="string" office:string-value="LEFT" calcext:value-type="string">
            <text:p>LEFT</text:p>
          </table:table-cell>
          <table:table-cell table:style-name="ce9" table:formula="of:=IF([.I16]=&quot;R&quot;;&quot;RIGHT&quot;;IF([.I16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16] &amp; &quot;, current_values=tuple(['&quot; &amp; [.B16] &amp; &quot;', '&quot; &amp; [.C16] &amp; &quot;']), new_state=&quot; &amp; [.E16] &amp; &quot;, new_values=tuple(['&quot; &amp; [.F16] &amp; &quot;', '&quot; &amp; [.G16] &amp; &quot;']), movements=[Movement.&quot; &amp; [.J16] &amp; &quot;, Movement.&quot; &amp; [.K16] &amp; &quot;]))&quot;" office:value-type="string" office:string-value="transitions.append(Transition(current_state=5, current_values=tuple(['#', '#']), new_state=8, new_values=tuple(['#', '#']), movements=[Movement.LEFT, Movement.LEFT]))" calcext:value-type="string">
            <text:p>transitions.append(Transition(current_state=5, current_values=tuple(['#', '#']), new_state=8, new_values=tuple(['#', '#']), movements=[Movement.LEFT, Movement.LEFT]))</text:p>
          </table:table-cell>
          <table:table-cell table:formula="of:=CONCATENATE(&quot;(&quot;;[.A16];&quot;,&quot;;[.B16];&quot;,&quot;;[.C16];&quot;) = (&quot;;[.E16];&quot;,&quot;;[.F16];&quot;,&quot;;[.G16];&quot;,&quot;;[.H16];&quot;,&quot;;[.I16];&quot;)&quot;)" office:value-type="string" office:string-value="(5,#,#) = (8,#,#,L,L)" calcext:value-type="string">
            <text:p>(5,#,#) = (8,#,#,L,L)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17]=&quot;R&quot;;&quot;RIGHT&quot;;IF([.H17]=&quot;L&quot;;&quot;LEFT&quot;;&quot;NONE&quot;))" office:value-type="string" office:string-value="LEFT" calcext:value-type="string">
            <text:p>LEFT</text:p>
          </table:table-cell>
          <table:table-cell table:style-name="ce9" table:formula="of:=IF([.I17]=&quot;R&quot;;&quot;RIGHT&quot;;IF([.I17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17] &amp; &quot;, current_values=tuple(['&quot; &amp; [.B17] &amp; &quot;', '&quot; &amp; [.C17] &amp; &quot;']), new_state=&quot; &amp; [.E17] &amp; &quot;, new_values=tuple(['&quot; &amp; [.F17] &amp; &quot;', '&quot; &amp; [.G17] &amp; &quot;']), movements=[Movement.&quot; &amp; [.J17] &amp; &quot;, Movement.&quot; &amp; [.K17] &amp; &quot;]))&quot;" office:value-type="string" office:string-value="transitions.append(Transition(current_state=6, current_values=tuple(['0', '0']), new_state=6, new_values=tuple(['#', '0']), movements=[Movement.LEFT, Movement.LEFT]))" calcext:value-type="string">
            <text:p>transitions.append(Transition(current_state=6, current_values=tuple(['0', '0']), new_state=6, new_values=tuple(['#', '0']), movements=[Movement.LEFT, Movement.LEFT]))</text:p>
          </table:table-cell>
          <table:table-cell table:formula="of:=CONCATENATE(&quot;(&quot;;[.A17];&quot;,&quot;;[.B17];&quot;,&quot;;[.C17];&quot;) = (&quot;;[.E17];&quot;,&quot;;[.F17];&quot;,&quot;;[.G17];&quot;,&quot;;[.H17];&quot;,&quot;;[.I17];&quot;)&quot;)" office:value-type="string" office:string-value="(6,0,0) = (6,#,0,L,L)" calcext:value-type="string">
            <text:p>(6,0,0) = (6,#,0,L,L)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18]=&quot;R&quot;;&quot;RIGHT&quot;;IF([.H18]=&quot;L&quot;;&quot;LEFT&quot;;&quot;NONE&quot;))" office:value-type="string" office:string-value="LEFT" calcext:value-type="string">
            <text:p>LEFT</text:p>
          </table:table-cell>
          <table:table-cell table:style-name="ce9" table:formula="of:=IF([.I18]=&quot;R&quot;;&quot;RIGHT&quot;;IF([.I18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18] &amp; &quot;, current_values=tuple(['&quot; &amp; [.B18] &amp; &quot;', '&quot; &amp; [.C18] &amp; &quot;']), new_state=&quot; &amp; [.E18] &amp; &quot;, new_values=tuple(['&quot; &amp; [.F18] &amp; &quot;', '&quot; &amp; [.G18] &amp; &quot;']), movements=[Movement.&quot; &amp; [.J18] &amp; &quot;, Movement.&quot; &amp; [.K18] &amp; &quot;]))&quot;" office:value-type="string" office:string-value="transitions.append(Transition(current_state=6, current_values=tuple(['0', '1']), new_state=6, new_values=tuple(['#', '1']), movements=[Movement.LEFT, Movement.LEFT]))" calcext:value-type="string">
            <text:p>transitions.append(Transition(current_state=6, current_values=tuple(['0', '1']), new_state=6, new_values=tuple(['#', '1']), movements=[Movement.LEFT, Movement.LEFT]))</text:p>
          </table:table-cell>
          <table:table-cell table:formula="of:=CONCATENATE(&quot;(&quot;;[.A18];&quot;,&quot;;[.B18];&quot;,&quot;;[.C18];&quot;) = (&quot;;[.E18];&quot;,&quot;;[.F18];&quot;,&quot;;[.G18];&quot;,&quot;;[.H18];&quot;,&quot;;[.I18];&quot;)&quot;)" office:value-type="string" office:string-value="(6,0,1) = (6,#,1,L,L)" calcext:value-type="string">
            <text:p>(6,0,1) = (6,#,1,L,L)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19]=&quot;R&quot;;&quot;RIGHT&quot;;IF([.H19]=&quot;L&quot;;&quot;LEFT&quot;;&quot;NONE&quot;))" office:value-type="string" office:string-value="LEFT" calcext:value-type="string">
            <text:p>LEFT</text:p>
          </table:table-cell>
          <table:table-cell table:style-name="ce9" table:formula="of:=IF([.I19]=&quot;R&quot;;&quot;RIGHT&quot;;IF([.I19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19] &amp; &quot;, current_values=tuple(['&quot; &amp; [.B19] &amp; &quot;', '&quot; &amp; [.C19] &amp; &quot;']), new_state=&quot; &amp; [.E19] &amp; &quot;, new_values=tuple(['&quot; &amp; [.F19] &amp; &quot;', '&quot; &amp; [.G19] &amp; &quot;']), movements=[Movement.&quot; &amp; [.J19] &amp; &quot;, Movement.&quot; &amp; [.K19] &amp; &quot;]))&quot;" office:value-type="string" office:string-value="transitions.append(Transition(current_state=6, current_values=tuple(['0', '#']), new_state=6, new_values=tuple(['#', '0']), movements=[Movement.LEFT, Movement.LEFT]))" calcext:value-type="string">
            <text:p>transitions.append(Transition(current_state=6, current_values=tuple(['0', '#']), new_state=6, new_values=tuple(['#', '0']), movements=[Movement.LEFT, Movement.LEFT]))</text:p>
          </table:table-cell>
          <table:table-cell table:formula="of:=CONCATENATE(&quot;(&quot;;[.A19];&quot;,&quot;;[.B19];&quot;,&quot;;[.C19];&quot;) = (&quot;;[.E19];&quot;,&quot;;[.F19];&quot;,&quot;;[.G19];&quot;,&quot;;[.H19];&quot;,&quot;;[.I19];&quot;)&quot;)" office:value-type="string" office:string-value="(6,0,#) = (6,#,0,L,L)" calcext:value-type="string">
            <text:p>(6,0,#) = (6,#,0,L,L)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20]=&quot;R&quot;;&quot;RIGHT&quot;;IF([.H20]=&quot;L&quot;;&quot;LEFT&quot;;&quot;NONE&quot;))" office:value-type="string" office:string-value="LEFT" calcext:value-type="string">
            <text:p>LEFT</text:p>
          </table:table-cell>
          <table:table-cell table:style-name="ce9" table:formula="of:=IF([.I20]=&quot;R&quot;;&quot;RIGHT&quot;;IF([.I20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20] &amp; &quot;, current_values=tuple(['&quot; &amp; [.B20] &amp; &quot;', '&quot; &amp; [.C20] &amp; &quot;']), new_state=&quot; &amp; [.E20] &amp; &quot;, new_values=tuple(['&quot; &amp; [.F20] &amp; &quot;', '&quot; &amp; [.G20] &amp; &quot;']), movements=[Movement.&quot; &amp; [.J20] &amp; &quot;, Movement.&quot; &amp; [.K20] &amp; &quot;]))&quot;" office:value-type="string" office:string-value="transitions.append(Transition(current_state=6, current_values=tuple(['1', '0']), new_state=6, new_values=tuple(['#', '1']), movements=[Movement.LEFT, Movement.LEFT]))" calcext:value-type="string">
            <text:p>transitions.append(Transition(current_state=6, current_values=tuple(['1', '0']), new_state=6, new_values=tuple(['#', '1']), movements=[Movement.LEFT, Movement.LEFT]))</text:p>
          </table:table-cell>
          <table:table-cell table:formula="of:=CONCATENATE(&quot;(&quot;;[.A20];&quot;,&quot;;[.B20];&quot;,&quot;;[.C20];&quot;) = (&quot;;[.E20];&quot;,&quot;;[.F20];&quot;,&quot;;[.G20];&quot;,&quot;;[.H20];&quot;,&quot;;[.I20];&quot;)&quot;)" office:value-type="string" office:string-value="(6,1,0) = (6,#,1,L,L)" calcext:value-type="string">
            <text:p>(6,1,0) = (6,#,1,L,L)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21]=&quot;R&quot;;&quot;RIGHT&quot;;IF([.H21]=&quot;L&quot;;&quot;LEFT&quot;;&quot;NONE&quot;))" office:value-type="string" office:string-value="LEFT" calcext:value-type="string">
            <text:p>LEFT</text:p>
          </table:table-cell>
          <table:table-cell table:style-name="ce9" table:formula="of:=IF([.I21]=&quot;R&quot;;&quot;RIGHT&quot;;IF([.I21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21] &amp; &quot;, current_values=tuple(['&quot; &amp; [.B21] &amp; &quot;', '&quot; &amp; [.C21] &amp; &quot;']), new_state=&quot; &amp; [.E21] &amp; &quot;, new_values=tuple(['&quot; &amp; [.F21] &amp; &quot;', '&quot; &amp; [.G21] &amp; &quot;']), movements=[Movement.&quot; &amp; [.J21] &amp; &quot;, Movement.&quot; &amp; [.K21] &amp; &quot;]))&quot;" office:value-type="string" office:string-value="transitions.append(Transition(current_state=6, current_values=tuple(['1', '1']), new_state=7, new_values=tuple(['#', '0']), movements=[Movement.LEFT, Movement.LEFT]))" calcext:value-type="string">
            <text:p>transitions.append(Transition(current_state=6, current_values=tuple(['1', '1']), new_state=7, new_values=tuple(['#', '0']), movements=[Movement.LEFT, Movement.LEFT]))</text:p>
          </table:table-cell>
          <table:table-cell table:formula="of:=CONCATENATE(&quot;(&quot;;[.A21];&quot;,&quot;;[.B21];&quot;,&quot;;[.C21];&quot;) = (&quot;;[.E21];&quot;,&quot;;[.F21];&quot;,&quot;;[.G21];&quot;,&quot;;[.H21];&quot;,&quot;;[.I21];&quot;)&quot;)" office:value-type="string" office:string-value="(6,1,1) = (7,#,0,L,L)" calcext:value-type="string">
            <text:p>(6,1,1) = (7,#,0,L,L)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22]=&quot;R&quot;;&quot;RIGHT&quot;;IF([.H22]=&quot;L&quot;;&quot;LEFT&quot;;&quot;NONE&quot;))" office:value-type="string" office:string-value="LEFT" calcext:value-type="string">
            <text:p>LEFT</text:p>
          </table:table-cell>
          <table:table-cell table:style-name="ce9" table:formula="of:=IF([.I22]=&quot;R&quot;;&quot;RIGHT&quot;;IF([.I22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22] &amp; &quot;, current_values=tuple(['&quot; &amp; [.B22] &amp; &quot;', '&quot; &amp; [.C22] &amp; &quot;']), new_state=&quot; &amp; [.E22] &amp; &quot;, new_values=tuple(['&quot; &amp; [.F22] &amp; &quot;', '&quot; &amp; [.G22] &amp; &quot;']), movements=[Movement.&quot; &amp; [.J22] &amp; &quot;, Movement.&quot; &amp; [.K22] &amp; &quot;]))&quot;" office:value-type="string" office:string-value="transitions.append(Transition(current_state=6, current_values=tuple(['1', '#']), new_state=6, new_values=tuple(['#', '1']), movements=[Movement.LEFT, Movement.LEFT]))" calcext:value-type="string">
            <text:p>transitions.append(Transition(current_state=6, current_values=tuple(['1', '#']), new_state=6, new_values=tuple(['#', '1']), movements=[Movement.LEFT, Movement.LEFT]))</text:p>
          </table:table-cell>
          <table:table-cell table:formula="of:=CONCATENATE(&quot;(&quot;;[.A22];&quot;,&quot;;[.B22];&quot;,&quot;;[.C22];&quot;) = (&quot;;[.E22];&quot;,&quot;;[.F22];&quot;,&quot;;[.G22];&quot;,&quot;;[.H22];&quot;,&quot;;[.I22];&quot;)&quot;)" office:value-type="string" office:string-value="(6,1,#) = (6,#,1,L,L)" calcext:value-type="string">
            <text:p>(6,1,#) = (6,#,1,L,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 table:style-name="ce9" table:formula="of:=IF([.H23]=&quot;R&quot;;&quot;RIGHT&quot;;IF([.H23]=&quot;L&quot;;&quot;LEFT&quot;;&quot;NONE&quot;))" office:value-type="string" office:string-value="LEFT" calcext:value-type="string">
            <text:p>LEFT</text:p>
          </table:table-cell>
          <table:table-cell table:style-name="ce9" table:formula="of:=IF([.I23]=&quot;R&quot;;&quot;RIGHT&quot;;IF([.I23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23] &amp; &quot;, current_values=tuple(['&quot; &amp; [.B23] &amp; &quot;', '&quot; &amp; [.C23] &amp; &quot;']), new_state=&quot; &amp; [.E23] &amp; &quot;, new_values=tuple(['&quot; &amp; [.F23] &amp; &quot;', '&quot; &amp; [.G23] &amp; &quot;']), movements=[Movement.&quot; &amp; [.J23] &amp; &quot;, Movement.&quot; &amp; [.K23] &amp; &quot;]))&quot;" office:value-type="string" office:string-value="transitions.append(Transition(current_state=6, current_values=tuple(['#', '0']), new_state=8, new_values=tuple(['#', '0']), movements=[Movement.LEFT, Movement.LEFT]))" calcext:value-type="string">
            <text:p>transitions.append(Transition(current_state=6, current_values=tuple(['#', '0']), new_state=8, new_values=tuple(['#', '0']), movements=[Movement.LEFT, Movement.LEFT]))</text:p>
          </table:table-cell>
          <table:table-cell table:formula="of:=CONCATENATE(&quot;(&quot;;[.A23];&quot;,&quot;;[.B23];&quot;,&quot;;[.C23];&quot;) = (&quot;;[.E23];&quot;,&quot;;[.F23];&quot;,&quot;;[.G23];&quot;,&quot;;[.H23];&quot;,&quot;;[.I23];&quot;)&quot;)" office:value-type="string" office:string-value="(6,#,0) = (8,#,0,L,L)" calcext:value-type="string">
            <text:p>(6,#,0) = (8,#,0,L,L)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24]=&quot;R&quot;;&quot;RIGHT&quot;;IF([.H24]=&quot;L&quot;;&quot;LEFT&quot;;&quot;NONE&quot;))" office:value-type="string" office:string-value="LEFT" calcext:value-type="string">
            <text:p>LEFT</text:p>
          </table:table-cell>
          <table:table-cell table:style-name="ce9" table:formula="of:=IF([.I24]=&quot;R&quot;;&quot;RIGHT&quot;;IF([.I24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24] &amp; &quot;, current_values=tuple(['&quot; &amp; [.B24] &amp; &quot;', '&quot; &amp; [.C24] &amp; &quot;']), new_state=&quot; &amp; [.E24] &amp; &quot;, new_values=tuple(['&quot; &amp; [.F24] &amp; &quot;', '&quot; &amp; [.G24] &amp; &quot;']), movements=[Movement.&quot; &amp; [.J24] &amp; &quot;, Movement.&quot; &amp; [.K24] &amp; &quot;]))&quot;" office:value-type="string" office:string-value="transitions.append(Transition(current_state=6, current_values=tuple(['#', '1']), new_state=8, new_values=tuple(['#', '1']), movements=[Movement.LEFT, Movement.LEFT]))" calcext:value-type="string">
            <text:p>transitions.append(Transition(current_state=6, current_values=tuple(['#', '1']), new_state=8, new_values=tuple(['#', '1']), movements=[Movement.LEFT, Movement.LEFT]))</text:p>
          </table:table-cell>
          <table:table-cell table:formula="of:=CONCATENATE(&quot;(&quot;;[.A24];&quot;,&quot;;[.B24];&quot;,&quot;;[.C24];&quot;) = (&quot;;[.E24];&quot;,&quot;;[.F24];&quot;,&quot;;[.G24];&quot;,&quot;;[.H24];&quot;,&quot;;[.I24];&quot;)&quot;)" office:value-type="string" office:string-value="(6,#,1) = (8,#,1,L,L)" calcext:value-type="string">
            <text:p>(6,#,1) = (8,#,1,L,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table:style-name="ce9" table:formula="of:=IF([.H25]=&quot;R&quot;;&quot;RIGHT&quot;;IF([.H25]=&quot;L&quot;;&quot;LEFT&quot;;&quot;NONE&quot;))" office:value-type="string" office:string-value="LEFT" calcext:value-type="string">
            <text:p>LEFT</text:p>
          </table:table-cell>
          <table:table-cell table:style-name="ce9" table:formula="of:=IF([.I25]=&quot;R&quot;;&quot;RIGHT&quot;;IF([.I25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25] &amp; &quot;, current_values=tuple(['&quot; &amp; [.B25] &amp; &quot;', '&quot; &amp; [.C25] &amp; &quot;']), new_state=&quot; &amp; [.E25] &amp; &quot;, new_values=tuple(['&quot; &amp; [.F25] &amp; &quot;', '&quot; &amp; [.G25] &amp; &quot;']), movements=[Movement.&quot; &amp; [.J25] &amp; &quot;, Movement.&quot; &amp; [.K25] &amp; &quot;]))&quot;" office:value-type="string" office:string-value="transitions.append(Transition(current_state=6, current_values=tuple(['#', '1']), new_state=8, new_values=tuple(['#', '1']), movements=[Movement.LEFT, Movement.LEFT]))" calcext:value-type="string">
            <text:p>transitions.append(Transition(current_state=6, current_values=tuple(['#', '1']), new_state=8, new_values=tuple(['#', '1']), movements=[Movement.LEFT, Movement.LEFT]))</text:p>
          </table:table-cell>
          <table:table-cell table:formula="of:=CONCATENATE(&quot;(&quot;;[.A25];&quot;,&quot;;[.B25];&quot;,&quot;;[.C25];&quot;) = (&quot;;[.E25];&quot;,&quot;;[.F25];&quot;,&quot;;[.G25];&quot;,&quot;;[.H25];&quot;,&quot;;[.I25];&quot;)&quot;)" office:value-type="string" office:string-value="(6,#,1) = (8,#,1,L,L)" calcext:value-type="string">
            <text:p>(6,#,1) = (8,#,1,L,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style-name="ce9" table:formula="of:=IF([.H26]=&quot;R&quot;;&quot;RIGHT&quot;;IF([.H26]=&quot;L&quot;;&quot;LEFT&quot;;&quot;NONE&quot;))" office:value-type="string" office:string-value="NONE" calcext:value-type="string">
            <text:p>NONE</text:p>
          </table:table-cell>
          <table:table-cell table:style-name="ce9" table:formula="of:=IF([.I26]=&quot;R&quot;;&quot;RIGHT&quot;;IF([.I26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26] &amp; &quot;, current_values=tuple(['&quot; &amp; [.B26] &amp; &quot;', '&quot; &amp; [.C26] &amp; &quot;']), new_state=&quot; &amp; [.E26] &amp; &quot;, new_values=tuple(['&quot; &amp; [.F26] &amp; &quot;', '&quot; &amp; [.G26] &amp; &quot;']), movements=[Movement.&quot; &amp; [.J26] &amp; &quot;, Movement.&quot; &amp; [.K26] &amp; &quot;]))&quot;" office:value-type="string" office:string-value="transitions.append(Transition(current_state=6, current_values=tuple(['#', '#']), new_state=5, new_values=tuple(['#', '#']), movements=[Movement.NONE, Movement.RIGHT]))" calcext:value-type="string">
            <text:p>transitions.append(Transition(current_state=6, current_values=tuple(['#', '#']), new_state=5, new_values=tuple(['#', '#']), movements=[Movement.NONE, Movement.RIGHT]))</text:p>
          </table:table-cell>
          <table:table-cell table:formula="of:=CONCATENATE(&quot;(&quot;;[.A26];&quot;,&quot;;[.B26];&quot;,&quot;;[.C26];&quot;) = (&quot;;[.E26];&quot;,&quot;;[.F26];&quot;,&quot;;[.G26];&quot;,&quot;;[.H26];&quot;,&quot;;[.I26];&quot;)&quot;)" office:value-type="string" office:string-value="(6,#,#) = (5,#,#,N,R)" calcext:value-type="string">
            <text:p>(6,#,#) = (5,#,#,N,R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table:style-name="ce9" table:formula="of:=IF([.H27]=&quot;R&quot;;&quot;RIGHT&quot;;IF([.H27]=&quot;L&quot;;&quot;LEFT&quot;;&quot;NONE&quot;))" office:value-type="string" office:string-value="LEFT" calcext:value-type="string">
            <text:p>LEFT</text:p>
          </table:table-cell>
          <table:table-cell table:style-name="ce9" table:formula="of:=IF([.I27]=&quot;R&quot;;&quot;RIGHT&quot;;IF([.I27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27] &amp; &quot;, current_values=tuple(['&quot; &amp; [.B27] &amp; &quot;', '&quot; &amp; [.C27] &amp; &quot;']), new_state=&quot; &amp; [.E27] &amp; &quot;, new_values=tuple(['&quot; &amp; [.F27] &amp; &quot;', '&quot; &amp; [.G27] &amp; &quot;']), movements=[Movement.&quot; &amp; [.J27] &amp; &quot;, Movement.&quot; &amp; [.K27] &amp; &quot;]))&quot;" office:value-type="string" office:string-value="transitions.append(Transition(current_state=7, current_values=tuple(['0', '0']), new_state=6, new_values=tuple(['#', '1']), movements=[Movement.LEFT, Movement.LEFT]))" calcext:value-type="string">
            <text:p>transitions.append(Transition(current_state=7, current_values=tuple(['0', '0']), new_state=6, new_values=tuple(['#', '1']), movements=[Movement.LEFT, Movement.LEFT]))</text:p>
          </table:table-cell>
          <table:table-cell table:formula="of:=CONCATENATE(&quot;(&quot;;[.A27];&quot;,&quot;;[.B27];&quot;,&quot;;[.C27];&quot;) = (&quot;;[.E27];&quot;,&quot;;[.F27];&quot;,&quot;;[.G27];&quot;,&quot;;[.H27];&quot;,&quot;;[.I27];&quot;)&quot;)" office:value-type="string" office:string-value="(7,0,0) = (6,#,1,L,L)" calcext:value-type="string">
            <text:p>(7,0,0) = (6,#,1,L,L)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 table:style-name="ce9" table:formula="of:=IF([.H28]=&quot;R&quot;;&quot;RIGHT&quot;;IF([.H28]=&quot;L&quot;;&quot;LEFT&quot;;&quot;NONE&quot;))" office:value-type="string" office:string-value="LEFT" calcext:value-type="string">
            <text:p>LEFT</text:p>
          </table:table-cell>
          <table:table-cell table:style-name="ce9" table:formula="of:=IF([.I28]=&quot;R&quot;;&quot;RIGHT&quot;;IF([.I28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28] &amp; &quot;, current_values=tuple(['&quot; &amp; [.B28] &amp; &quot;', '&quot; &amp; [.C28] &amp; &quot;']), new_state=&quot; &amp; [.E28] &amp; &quot;, new_values=tuple(['&quot; &amp; [.F28] &amp; &quot;', '&quot; &amp; [.G28] &amp; &quot;']), movements=[Movement.&quot; &amp; [.J28] &amp; &quot;, Movement.&quot; &amp; [.K28] &amp; &quot;]))&quot;" office:value-type="string" office:string-value="transitions.append(Transition(current_state=7, current_values=tuple(['0', '1']), new_state=7, new_values=tuple(['#', '0']), movements=[Movement.LEFT, Movement.LEFT]))" calcext:value-type="string">
            <text:p>transitions.append(Transition(current_state=7, current_values=tuple(['0', '1']), new_state=7, new_values=tuple(['#', '0']), movements=[Movement.LEFT, Movement.LEFT]))</text:p>
          </table:table-cell>
          <table:table-cell table:formula="of:=CONCATENATE(&quot;(&quot;;[.A28];&quot;,&quot;;[.B28];&quot;,&quot;;[.C28];&quot;) = (&quot;;[.E28];&quot;,&quot;;[.F28];&quot;,&quot;;[.G28];&quot;,&quot;;[.H28];&quot;,&quot;;[.I28];&quot;)&quot;)" office:value-type="string" office:string-value="(7,0,1) = (7,#,0,L,L)" calcext:value-type="string">
            <text:p>(7,0,1) = (7,#,0,L,L)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29]=&quot;R&quot;;&quot;RIGHT&quot;;IF([.H29]=&quot;L&quot;;&quot;LEFT&quot;;&quot;NONE&quot;))" office:value-type="string" office:string-value="LEFT" calcext:value-type="string">
            <text:p>LEFT</text:p>
          </table:table-cell>
          <table:table-cell table:style-name="ce9" table:formula="of:=IF([.I29]=&quot;R&quot;;&quot;RIGHT&quot;;IF([.I29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29] &amp; &quot;, current_values=tuple(['&quot; &amp; [.B29] &amp; &quot;', '&quot; &amp; [.C29] &amp; &quot;']), new_state=&quot; &amp; [.E29] &amp; &quot;, new_values=tuple(['&quot; &amp; [.F29] &amp; &quot;', '&quot; &amp; [.G29] &amp; &quot;']), movements=[Movement.&quot; &amp; [.J29] &amp; &quot;, Movement.&quot; &amp; [.K29] &amp; &quot;]))&quot;" office:value-type="string" office:string-value="transitions.append(Transition(current_state=7, current_values=tuple(['1', '0']), new_state=7, new_values=tuple(['#', '0']), movements=[Movement.LEFT, Movement.LEFT]))" calcext:value-type="string">
            <text:p>transitions.append(Transition(current_state=7, current_values=tuple(['1', '0']), new_state=7, new_values=tuple(['#', '0']), movements=[Movement.LEFT, Movement.LEFT]))</text:p>
          </table:table-cell>
          <table:table-cell table:formula="of:=CONCATENATE(&quot;(&quot;;[.A29];&quot;,&quot;;[.B29];&quot;,&quot;;[.C29];&quot;) = (&quot;;[.E29];&quot;,&quot;;[.F29];&quot;,&quot;;[.G29];&quot;,&quot;;[.H29];&quot;,&quot;;[.I29];&quot;)&quot;)" office:value-type="string" office:string-value="(7,1,0) = (7,#,0,L,L)" calcext:value-type="string">
            <text:p>(7,1,0) = (7,#,0,L,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table:style-name="ce9" table:formula="of:=IF([.H30]=&quot;R&quot;;&quot;RIGHT&quot;;IF([.H30]=&quot;L&quot;;&quot;LEFT&quot;;&quot;NONE&quot;))" office:value-type="string" office:string-value="LEFT" calcext:value-type="string">
            <text:p>LEFT</text:p>
          </table:table-cell>
          <table:table-cell table:style-name="ce9" table:formula="of:=IF([.I30]=&quot;R&quot;;&quot;RIGHT&quot;;IF([.I30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30] &amp; &quot;, current_values=tuple(['&quot; &amp; [.B30] &amp; &quot;', '&quot; &amp; [.C30] &amp; &quot;']), new_state=&quot; &amp; [.E30] &amp; &quot;, new_values=tuple(['&quot; &amp; [.F30] &amp; &quot;', '&quot; &amp; [.G30] &amp; &quot;']), movements=[Movement.&quot; &amp; [.J30] &amp; &quot;, Movement.&quot; &amp; [.K30] &amp; &quot;]))&quot;" office:value-type="string" office:string-value="transitions.append(Transition(current_state=7, current_values=tuple(['1', '1']), new_state=7, new_values=tuple(['#', '1']), movements=[Movement.LEFT, Movement.LEFT]))" calcext:value-type="string">
            <text:p>transitions.append(Transition(current_state=7, current_values=tuple(['1', '1']), new_state=7, new_values=tuple(['#', '1']), movements=[Movement.LEFT, Movement.LEFT]))</text:p>
          </table:table-cell>
          <table:table-cell table:formula="of:=CONCATENATE(&quot;(&quot;;[.A30];&quot;,&quot;;[.B30];&quot;,&quot;;[.C30];&quot;) = (&quot;;[.E30];&quot;,&quot;;[.F30];&quot;,&quot;;[.G30];&quot;,&quot;;[.H30];&quot;,&quot;;[.I30];&quot;)&quot;)" office:value-type="string" office:string-value="(7,1,1) = (7,#,1,L,L)" calcext:value-type="string">
            <text:p>(7,1,1) = (7,#,1,L,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style-name="ce9" table:formula="of:=IF([.H31]=&quot;R&quot;;&quot;RIGHT&quot;;IF([.H31]=&quot;L&quot;;&quot;LEFT&quot;;&quot;NONE&quot;))" office:value-type="string" office:string-value="NONE" calcext:value-type="string">
            <text:p>NONE</text:p>
          </table:table-cell>
          <table:table-cell table:style-name="ce9" table:formula="of:=IF([.I31]=&quot;R&quot;;&quot;RIGHT&quot;;IF([.I31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31] &amp; &quot;, current_values=tuple(['&quot; &amp; [.B31] &amp; &quot;', '&quot; &amp; [.C31] &amp; &quot;']), new_state=&quot; &amp; [.E31] &amp; &quot;, new_values=tuple(['&quot; &amp; [.F31] &amp; &quot;', '&quot; &amp; [.G31] &amp; &quot;']), movements=[Movement.&quot; &amp; [.J31] &amp; &quot;, Movement.&quot; &amp; [.K31] &amp; &quot;]))&quot;" office:value-type="string" office:string-value="transitions.append(Transition(current_state=7, current_values=tuple(['#', '0']), new_state=5, new_values=tuple(['#', '1']), movements=[Movement.NONE, Movement.RIGHT]))" calcext:value-type="string">
            <text:p>transitions.append(Transition(current_state=7, current_values=tuple(['#', '0']), new_state=5, new_values=tuple(['#', '1']), movements=[Movement.NONE, Movement.RIGHT]))</text:p>
          </table:table-cell>
          <table:table-cell table:formula="of:=CONCATENATE(&quot;(&quot;;[.A31];&quot;,&quot;;[.B31];&quot;,&quot;;[.C31];&quot;) = (&quot;;[.E31];&quot;,&quot;;[.F31];&quot;,&quot;;[.G31];&quot;,&quot;;[.H31];&quot;,&quot;;[.I31];&quot;)&quot;)" office:value-type="string" office:string-value="(7,#,0) = (5,#,1,N,R)" calcext:value-type="string">
            <text:p>(7,#,0) = (5,#,1,N,R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style-name="ce9" table:formula="of:=IF([.H32]=&quot;R&quot;;&quot;RIGHT&quot;;IF([.H32]=&quot;L&quot;;&quot;LEFT&quot;;&quot;NONE&quot;))" office:value-type="string" office:string-value="NONE" calcext:value-type="string">
            <text:p>NONE</text:p>
          </table:table-cell>
          <table:table-cell table:style-name="ce9" table:formula="of:=IF([.I32]=&quot;R&quot;;&quot;RIGHT&quot;;IF([.I32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32] &amp; &quot;, current_values=tuple(['&quot; &amp; [.B32] &amp; &quot;', '&quot; &amp; [.C32] &amp; &quot;']), new_state=&quot; &amp; [.E32] &amp; &quot;, new_values=tuple(['&quot; &amp; [.F32] &amp; &quot;', '&quot; &amp; [.G32] &amp; &quot;']), movements=[Movement.&quot; &amp; [.J32] &amp; &quot;, Movement.&quot; &amp; [.K32] &amp; &quot;]))&quot;" office:value-type="string" office:string-value="transitions.append(Transition(current_state=7, current_values=tuple(['#', '1']), new_state=7, new_values=tuple(['#', '0']), movements=[Movement.NONE, Movement.LEFT]))" calcext:value-type="string">
            <text:p>transitions.append(Transition(current_state=7, current_values=tuple(['#', '1']), new_state=7, new_values=tuple(['#', '0']), movements=[Movement.NONE, Movement.LEFT]))</text:p>
          </table:table-cell>
          <table:table-cell table:formula="of:=CONCATENATE(&quot;(&quot;;[.A32];&quot;,&quot;;[.B32];&quot;,&quot;;[.C32];&quot;) = (&quot;;[.E32];&quot;,&quot;;[.F32];&quot;,&quot;;[.G32];&quot;,&quot;;[.H32];&quot;,&quot;;[.I32];&quot;)&quot;)" office:value-type="string" office:string-value="(7,#,1) = (7,#,0,N,L)" calcext:value-type="string">
            <text:p>(7,#,1) = (7,#,0,N,L)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#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table:formula="of:=IF([.H33]=&quot;R&quot;;&quot;RIGHT&quot;;IF([.H33]=&quot;L&quot;;&quot;LEFT&quot;;&quot;NONE&quot;))" office:value-type="string" office:string-value="LEFT" calcext:value-type="string">
            <text:p>LEFT</text:p>
          </table:table-cell>
          <table:table-cell table:style-name="ce9" table:formula="of:=IF([.I33]=&quot;R&quot;;&quot;RIGHT&quot;;IF([.I33]=&quot;L&quot;;&quot;LEFT&quot;;&quot;NONE&quot;))" office:value-type="string" office:string-value="LEFT" calcext:value-type="string">
            <text:p>LEFT</text:p>
          </table:table-cell>
          <table:table-cell table:formula="of:=&quot;transitions.append(Transition(current_state=&quot; &amp; [.A33] &amp; &quot;, current_values=tuple(['&quot; &amp; [.B33] &amp; &quot;', '&quot; &amp; [.C33] &amp; &quot;']), new_state=&quot; &amp; [.E33] &amp; &quot;, new_values=tuple(['&quot; &amp; [.F33] &amp; &quot;', '&quot; &amp; [.G33] &amp; &quot;']), movements=[Movement.&quot; &amp; [.J33] &amp; &quot;, Movement.&quot; &amp; [.K33] &amp; &quot;]))&quot;" office:value-type="string" office:string-value="transitions.append(Transition(current_state=7, current_values=tuple(['#', '#']), new_state=8, new_values=tuple(['#', '1']), movements=[Movement.LEFT, Movement.LEFT]))" calcext:value-type="string">
            <text:p>transitions.append(Transition(current_state=7, current_values=tuple(['#', '#']), new_state=8, new_values=tuple(['#', '1']), movements=[Movement.LEFT, Movement.LEFT]))</text:p>
          </table:table-cell>
          <table:table-cell table:formula="of:=CONCATENATE(&quot;(&quot;;[.A33];&quot;,&quot;;[.B33];&quot;,&quot;;[.C33];&quot;) = (&quot;;[.E33];&quot;,&quot;;[.F33];&quot;,&quot;;[.G33];&quot;,&quot;;[.H33];&quot;,&quot;;[.I33];&quot;)&quot;)" office:value-type="string" office:string-value="(7,#,#) = (8,#,1,L,L)" calcext:value-type="string">
            <text:p>(7,#,#) = (8,#,1,L,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table:style-name="ce9" table:formula="of:=IF([.H34]=&quot;R&quot;;&quot;RIGHT&quot;;IF([.H34]=&quot;L&quot;;&quot;LEFT&quot;;&quot;NONE&quot;))" office:value-type="string" office:string-value="NONE" calcext:value-type="string">
            <text:p>NONE</text:p>
          </table:table-cell>
          <table:table-cell table:style-name="ce9" table:formula="of:=IF([.I34]=&quot;R&quot;;&quot;RIGHT&quot;;IF([.I34]=&quot;L&quot;;&quot;LEFT&quot;;&quot;NONE&quot;))" office:value-type="string" office:string-value="NONE" calcext:value-type="string">
            <text:p>NONE</text:p>
          </table:table-cell>
          <table:table-cell table:formula="of:=&quot;transitions.append(Transition(current_state=&quot; &amp; [.A34] &amp; &quot;, current_values=tuple(['&quot; &amp; [.B34] &amp; &quot;', '&quot; &amp; [.C34] &amp; &quot;']), new_state=&quot; &amp; [.E34] &amp; &quot;, new_values=tuple(['&quot; &amp; [.F34] &amp; &quot;', '&quot; &amp; [.G34] &amp; &quot;']), movements=[Movement.&quot; &amp; [.J34] &amp; &quot;, Movement.&quot; &amp; [.K34] &amp; &quot;]))&quot;" office:value-type="string" office:string-value="transitions.append(Transition(current_state=8, current_values=tuple(['0', '0']), new_state=6, new_values=tuple(['0', '0']), movements=[Movement.NONE, Movement.NONE]))" calcext:value-type="string">
            <text:p>transitions.append(Transition(current_state=8, current_values=tuple(['0', '0']), new_state=6, new_values=tuple(['0', '0']), movements=[Movement.NONE, Movement.NONE]))</text:p>
          </table:table-cell>
          <table:table-cell table:formula="of:=CONCATENATE(&quot;(&quot;;[.A34];&quot;,&quot;;[.B34];&quot;,&quot;;[.C34];&quot;) = (&quot;;[.E34];&quot;,&quot;;[.F34];&quot;,&quot;;[.G34];&quot;,&quot;;[.H34];&quot;,&quot;;[.I34];&quot;)&quot;)" office:value-type="string" office:string-value="(8,0,0) = (6,0,0,N,N)" calcext:value-type="string">
            <text:p>(8,0,0) = (6,0,0,N,N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style-name="ce9" table:formula="of:=IF([.H35]=&quot;R&quot;;&quot;RIGHT&quot;;IF([.H35]=&quot;L&quot;;&quot;LEFT&quot;;&quot;NONE&quot;))" office:value-type="string" office:string-value="NONE" calcext:value-type="string">
            <text:p>NONE</text:p>
          </table:table-cell>
          <table:table-cell table:style-name="ce9" table:formula="of:=IF([.I35]=&quot;R&quot;;&quot;RIGHT&quot;;IF([.I35]=&quot;L&quot;;&quot;LEFT&quot;;&quot;NONE&quot;))" office:value-type="string" office:string-value="NONE" calcext:value-type="string">
            <text:p>NONE</text:p>
          </table:table-cell>
          <table:table-cell table:formula="of:=&quot;transitions.append(Transition(current_state=&quot; &amp; [.A35] &amp; &quot;, current_values=tuple(['&quot; &amp; [.B35] &amp; &quot;', '&quot; &amp; [.C35] &amp; &quot;']), new_state=&quot; &amp; [.E35] &amp; &quot;, new_values=tuple(['&quot; &amp; [.F35] &amp; &quot;', '&quot; &amp; [.G35] &amp; &quot;']), movements=[Movement.&quot; &amp; [.J35] &amp; &quot;, Movement.&quot; &amp; [.K35] &amp; &quot;]))&quot;" office:value-type="string" office:string-value="transitions.append(Transition(current_state=8, current_values=tuple(['0', '1']), new_state=6, new_values=tuple(['0', '1']), movements=[Movement.NONE, Movement.NONE]))" calcext:value-type="string">
            <text:p>transitions.append(Transition(current_state=8, current_values=tuple(['0', '1']), new_state=6, new_values=tuple(['0', '1']), movements=[Movement.NONE, Movement.NONE]))</text:p>
          </table:table-cell>
          <table:table-cell table:formula="of:=CONCATENATE(&quot;(&quot;;[.A35];&quot;,&quot;;[.B35];&quot;,&quot;;[.C35];&quot;) = (&quot;;[.E35];&quot;,&quot;;[.F35];&quot;,&quot;;[.G35];&quot;,&quot;;[.H35];&quot;,&quot;;[.I35];&quot;)&quot;)" office:value-type="string" office:string-value="(8,0,1) = (6,0,1,N,N)" calcext:value-type="string">
            <text:p>(8,0,1) = (6,0,1,N,N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R</text:p>
          </table:table-cell>
          <table:table-cell table:style-name="ce9" table:formula="of:=IF([.H36]=&quot;R&quot;;&quot;RIGHT&quot;;IF([.H36]=&quot;L&quot;;&quot;LEFT&quot;;&quot;NONE&quot;))" office:value-type="string" office:string-value="RIGHT" calcext:value-type="string">
            <text:p>RIGHT</text:p>
          </table:table-cell>
          <table:table-cell table:style-name="ce9" table:formula="of:=IF([.I36]=&quot;R&quot;;&quot;RIGHT&quot;;IF([.I36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36] &amp; &quot;, current_values=tuple(['&quot; &amp; [.B36] &amp; &quot;', '&quot; &amp; [.C36] &amp; &quot;']), new_state=&quot; &amp; [.E36] &amp; &quot;, new_values=tuple(['&quot; &amp; [.F36] &amp; &quot;', '&quot; &amp; [.G36] &amp; &quot;']), movements=[Movement.&quot; &amp; [.J36] &amp; &quot;, Movement.&quot; &amp; [.K36] &amp; &quot;]))&quot;" office:value-type="string" office:string-value="transitions.append(Transition(current_state=8, current_values=tuple(['0', '#']), new_state=5, new_values=tuple(['0', '#']), movements=[Movement.RIGHT, Movement.RIGHT]))" calcext:value-type="string">
            <text:p>transitions.append(Transition(current_state=8, current_values=tuple(['0', '#']), new_state=5, new_values=tuple(['0', '#']), movements=[Movement.RIGHT, Movement.RIGHT]))</text:p>
          </table:table-cell>
          <table:table-cell table:formula="of:=CONCATENATE(&quot;(&quot;;[.A36];&quot;,&quot;;[.B36];&quot;,&quot;;[.C36];&quot;) = (&quot;;[.E36];&quot;,&quot;;[.F36];&quot;,&quot;;[.G36];&quot;,&quot;;[.H36];&quot;,&quot;;[.I36];&quot;)&quot;)" office:value-type="string" office:string-value="(8,0,#) = (5,0,#,R,R)" calcext:value-type="string">
            <text:p>(8,0,#) = (5,0,#,R,R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table:style-name="ce9" table:formula="of:=IF([.H37]=&quot;R&quot;;&quot;RIGHT&quot;;IF([.H37]=&quot;L&quot;;&quot;LEFT&quot;;&quot;NONE&quot;))" office:value-type="string" office:string-value="NONE" calcext:value-type="string">
            <text:p>NONE</text:p>
          </table:table-cell>
          <table:table-cell table:style-name="ce9" table:formula="of:=IF([.I37]=&quot;R&quot;;&quot;RIGHT&quot;;IF([.I37]=&quot;L&quot;;&quot;LEFT&quot;;&quot;NONE&quot;))" office:value-type="string" office:string-value="NONE" calcext:value-type="string">
            <text:p>NONE</text:p>
          </table:table-cell>
          <table:table-cell table:formula="of:=&quot;transitions.append(Transition(current_state=&quot; &amp; [.A37] &amp; &quot;, current_values=tuple(['&quot; &amp; [.B37] &amp; &quot;', '&quot; &amp; [.C37] &amp; &quot;']), new_state=&quot; &amp; [.E37] &amp; &quot;, new_values=tuple(['&quot; &amp; [.F37] &amp; &quot;', '&quot; &amp; [.G37] &amp; &quot;']), movements=[Movement.&quot; &amp; [.J37] &amp; &quot;, Movement.&quot; &amp; [.K37] &amp; &quot;]))&quot;" office:value-type="string" office:string-value="transitions.append(Transition(current_state=8, current_values=tuple(['1', '0']), new_state=6, new_values=tuple(['1', '0']), movements=[Movement.NONE, Movement.NONE]))" calcext:value-type="string">
            <text:p>transitions.append(Transition(current_state=8, current_values=tuple(['1', '0']), new_state=6, new_values=tuple(['1', '0']), movements=[Movement.NONE, Movement.NONE]))</text:p>
          </table:table-cell>
          <table:table-cell table:formula="of:=CONCATENATE(&quot;(&quot;;[.A37];&quot;,&quot;;[.B37];&quot;,&quot;;[.C37];&quot;) = (&quot;;[.E37];&quot;,&quot;;[.F37];&quot;,&quot;;[.G37];&quot;,&quot;;[.H37];&quot;,&quot;;[.I37];&quot;)&quot;)" office:value-type="string" office:string-value="(8,1,0) = (6,1,0,N,N)" calcext:value-type="string">
            <text:p>(8,1,0) = (6,1,0,N,N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style-name="ce9" table:formula="of:=IF([.H38]=&quot;R&quot;;&quot;RIGHT&quot;;IF([.H38]=&quot;L&quot;;&quot;LEFT&quot;;&quot;NONE&quot;))" office:value-type="string" office:string-value="NONE" calcext:value-type="string">
            <text:p>NONE</text:p>
          </table:table-cell>
          <table:table-cell table:style-name="ce9" table:formula="of:=IF([.I38]=&quot;R&quot;;&quot;RIGHT&quot;;IF([.I38]=&quot;L&quot;;&quot;LEFT&quot;;&quot;NONE&quot;))" office:value-type="string" office:string-value="NONE" calcext:value-type="string">
            <text:p>NONE</text:p>
          </table:table-cell>
          <table:table-cell table:formula="of:=&quot;transitions.append(Transition(current_state=&quot; &amp; [.A38] &amp; &quot;, current_values=tuple(['&quot; &amp; [.B38] &amp; &quot;', '&quot; &amp; [.C38] &amp; &quot;']), new_state=&quot; &amp; [.E38] &amp; &quot;, new_values=tuple(['&quot; &amp; [.F38] &amp; &quot;', '&quot; &amp; [.G38] &amp; &quot;']), movements=[Movement.&quot; &amp; [.J38] &amp; &quot;, Movement.&quot; &amp; [.K38] &amp; &quot;]))&quot;" office:value-type="string" office:string-value="transitions.append(Transition(current_state=8, current_values=tuple(['1', '1']), new_state=6, new_values=tuple(['1', '1']), movements=[Movement.NONE, Movement.NONE]))" calcext:value-type="string">
            <text:p>transitions.append(Transition(current_state=8, current_values=tuple(['1', '1']), new_state=6, new_values=tuple(['1', '1']), movements=[Movement.NONE, Movement.NONE]))</text:p>
          </table:table-cell>
          <table:table-cell table:formula="of:=CONCATENATE(&quot;(&quot;;[.A38];&quot;,&quot;;[.B38];&quot;,&quot;;[.C38];&quot;) = (&quot;;[.E38];&quot;,&quot;;[.F38];&quot;,&quot;;[.G38];&quot;,&quot;;[.H38];&quot;,&quot;;[.I38];&quot;)&quot;)" office:value-type="string" office:string-value="(8,1,1) = (6,1,1,N,N)" calcext:value-type="string">
            <text:p>(8,1,1) = (6,1,1,N,N)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table:formula="of:=IF([.H39]=&quot;R&quot;;&quot;RIGHT&quot;;IF([.H39]=&quot;L&quot;;&quot;LEFT&quot;;&quot;NONE&quot;))" office:value-type="string" office:string-value="RIGHT" calcext:value-type="string">
            <text:p>RIGHT</text:p>
          </table:table-cell>
          <table:table-cell table:style-name="ce9" table:formula="of:=IF([.I39]=&quot;R&quot;;&quot;RIGHT&quot;;IF([.I39]=&quot;L&quot;;&quot;LEFT&quot;;&quot;NONE&quot;))" office:value-type="string" office:string-value="RIGHT" calcext:value-type="string">
            <text:p>RIGHT</text:p>
          </table:table-cell>
          <table:table-cell table:formula="of:=&quot;transitions.append(Transition(current_state=&quot; &amp; [.A39] &amp; &quot;, current_values=tuple(['&quot; &amp; [.B39] &amp; &quot;', '&quot; &amp; [.C39] &amp; &quot;']), new_state=&quot; &amp; [.E39] &amp; &quot;, new_values=tuple(['&quot; &amp; [.F39] &amp; &quot;', '&quot; &amp; [.G39] &amp; &quot;']), movements=[Movement.&quot; &amp; [.J39] &amp; &quot;, Movement.&quot; &amp; [.K39] &amp; &quot;]))&quot;" office:value-type="string" office:string-value="transitions.append(Transition(current_state=8, current_values=tuple(['1', '#']), new_state=5, new_values=tuple(['1', '#']), movements=[Movement.RIGHT, Movement.RIGHT]))" calcext:value-type="string">
            <text:p>transitions.append(Transition(current_state=8, current_values=tuple(['1', '#']), new_state=5, new_values=tuple(['1', '#']), movements=[Movement.RIGHT, Movement.RIGHT]))</text:p>
          </table:table-cell>
          <table:table-cell table:formula="of:=CONCATENATE(&quot;(&quot;;[.A39];&quot;,&quot;;[.B39];&quot;,&quot;;[.C39];&quot;) = (&quot;;[.E39];&quot;,&quot;;[.F39];&quot;,&quot;;[.G39];&quot;,&quot;;[.H39];&quot;,&quot;;[.I39];&quot;)&quot;)" office:value-type="string" office:string-value="(8,1,#) = (5,1,#,R,R)" calcext:value-type="string">
            <text:p>(8,1,#) = (5,1,#,R,R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table:style-name="ce9" table:formula="of:=IF([.H40]=&quot;R&quot;;&quot;RIGHT&quot;;IF([.H40]=&quot;L&quot;;&quot;LEFT&quot;;&quot;NONE&quot;))" office:value-type="string" office:string-value="NONE" calcext:value-type="string">
            <text:p>NONE</text:p>
          </table:table-cell>
          <table:table-cell table:style-name="ce9" table:formula="of:=IF([.I40]=&quot;R&quot;;&quot;RIGHT&quot;;IF([.I40]=&quot;L&quot;;&quot;LEFT&quot;;&quot;NONE&quot;))" office:value-type="string" office:string-value="NONE" calcext:value-type="string">
            <text:p>NONE</text:p>
          </table:table-cell>
          <table:table-cell table:formula="of:=&quot;transitions.append(Transition(current_state=&quot; &amp; [.A40] &amp; &quot;, current_values=tuple(['&quot; &amp; [.B40] &amp; &quot;', '&quot; &amp; [.C40] &amp; &quot;']), new_state=&quot; &amp; [.E40] &amp; &quot;, new_values=tuple(['&quot; &amp; [.F40] &amp; &quot;', '&quot; &amp; [.G40] &amp; &quot;']), movements=[Movement.&quot; &amp; [.J40] &amp; &quot;, Movement.&quot; &amp; [.K40] &amp; &quot;]))&quot;" office:value-type="string" office:string-value="transitions.append(Transition(current_state=8, current_values=tuple(['#', '0']), new_state=9, new_values=tuple(['#', '0']), movements=[Movement.NONE, Movement.NONE]))" calcext:value-type="string">
            <text:p>transitions.append(Transition(current_state=8, current_values=tuple(['#', '0']), new_state=9, new_values=tuple(['#', '0']), movements=[Movement.NONE, Movement.NONE]))</text:p>
          </table:table-cell>
          <table:table-cell table:formula="of:=CONCATENATE(&quot;(&quot;;[.A40];&quot;,&quot;;[.B40];&quot;,&quot;;[.C40];&quot;) = (&quot;;[.E40];&quot;,&quot;;[.F40];&quot;,&quot;;[.G40];&quot;,&quot;;[.H40];&quot;,&quot;;[.I40];&quot;)&quot;)" office:value-type="string" office:string-value="(8,#,0) = (9,#,0,N,N)" calcext:value-type="string">
            <text:p>(8,#,0) = (9,#,0,N,N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style-name="ce9" table:formula="of:=IF([.H41]=&quot;R&quot;;&quot;RIGHT&quot;;IF([.H41]=&quot;L&quot;;&quot;LEFT&quot;;&quot;NONE&quot;))" office:value-type="string" office:string-value="NONE" calcext:value-type="string">
            <text:p>NONE</text:p>
          </table:table-cell>
          <table:table-cell table:style-name="ce9" table:formula="of:=IF([.I41]=&quot;R&quot;;&quot;RIGHT&quot;;IF([.I41]=&quot;L&quot;;&quot;LEFT&quot;;&quot;NONE&quot;))" office:value-type="string" office:string-value="NONE" calcext:value-type="string">
            <text:p>NONE</text:p>
          </table:table-cell>
          <table:table-cell table:formula="of:=&quot;transitions.append(Transition(current_state=&quot; &amp; [.A41] &amp; &quot;, current_values=tuple(['&quot; &amp; [.B41] &amp; &quot;', '&quot; &amp; [.C41] &amp; &quot;']), new_state=&quot; &amp; [.E41] &amp; &quot;, new_values=tuple(['&quot; &amp; [.F41] &amp; &quot;', '&quot; &amp; [.G41] &amp; &quot;']), movements=[Movement.&quot; &amp; [.J41] &amp; &quot;, Movement.&quot; &amp; [.K41] &amp; &quot;]))&quot;" office:value-type="string" office:string-value="transitions.append(Transition(current_state=8, current_values=tuple(['#', '1']), new_state=9, new_values=tuple(['#', '1']), movements=[Movement.NONE, Movement.NONE]))" calcext:value-type="string">
            <text:p>transitions.append(Transition(current_state=8, current_values=tuple(['#', '1']), new_state=9, new_values=tuple(['#', '1']), movements=[Movement.NONE, Movement.NONE]))</text:p>
          </table:table-cell>
          <table:table-cell table:formula="of:=CONCATENATE(&quot;(&quot;;[.A41];&quot;,&quot;;[.B41];&quot;,&quot;;[.C41];&quot;) = (&quot;;[.E41];&quot;,&quot;;[.F41];&quot;,&quot;;[.G41];&quot;,&quot;;[.H41];&quot;,&quot;;[.I41];&quot;)&quot;)" office:value-type="string" office:string-value="(8,#,1) = (9,#,1,N,N)" calcext:value-type="string">
            <text:p>(8,#,1) = (9,#,1,N,N)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string" calcext:value-type="string">
            <text:p>#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string" calcext:value-type="string">
            <text:p>#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table:formula="of:=IF([.H42]=&quot;R&quot;;&quot;RIGHT&quot;;IF([.H42]=&quot;L&quot;;&quot;LEFT&quot;;&quot;NONE&quot;))" office:value-type="string" office:string-value="NONE" calcext:value-type="string">
            <text:p>NONE</text:p>
          </table:table-cell>
          <table:table-cell table:style-name="ce9" table:formula="of:=IF([.I42]=&quot;R&quot;;&quot;RIGHT&quot;;IF([.I42]=&quot;L&quot;;&quot;LEFT&quot;;&quot;NONE&quot;))" office:value-type="string" office:string-value="NONE" calcext:value-type="string">
            <text:p>NONE</text:p>
          </table:table-cell>
          <table:table-cell table:formula="of:=&quot;transitions.append(Transition(current_state=&quot; &amp; [.A42] &amp; &quot;, current_values=tuple(['&quot; &amp; [.B42] &amp; &quot;', '&quot; &amp; [.C42] &amp; &quot;']), new_state=&quot; &amp; [.E42] &amp; &quot;, new_values=tuple(['&quot; &amp; [.F42] &amp; &quot;', '&quot; &amp; [.G42] &amp; &quot;']), movements=[Movement.&quot; &amp; [.J42] &amp; &quot;, Movement.&quot; &amp; [.K42] &amp; &quot;]))&quot;" office:value-type="string" office:string-value="transitions.append(Transition(current_state=8, current_values=tuple(['#', '#']), new_state=9, new_values=tuple(['#', '#']), movements=[Movement.NONE, Movement.NONE]))" calcext:value-type="string">
            <text:p>transitions.append(Transition(current_state=8, current_values=tuple(['#', '#']), new_state=9, new_values=tuple(['#', '#']), movements=[Movement.NONE, Movement.NONE]))</text:p>
          </table:table-cell>
          <table:table-cell table:formula="of:=CONCATENATE(&quot;(&quot;;[.A42];&quot;,&quot;;[.B42];&quot;,&quot;;[.C42];&quot;) = (&quot;;[.E42];&quot;,&quot;;[.F42];&quot;,&quot;;[.G42];&quot;,&quot;;[.H42];&quot;,&quot;;[.I42];&quot;)&quot;)" office:value-type="string" office:string-value="(8,#,#) = (9,#,#,N,N)" calcext:value-type="string">
            <text:p>(8,#,#) = (9,#,#,N,N)</text:p>
          </table:table-cell>
        </table:table-row>
        <table:table-row table:style-name="ro1" table:number-rows-repeated="104853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1" table:target-range-address="List2.A1:List2.I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 Light" svg:font-family="'Cascadia Mono Light'" style:font-adornments="Light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.00.0000</text:date>, <text:time style:data-style-name="N2" text:time-value="08:56:45.598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0T08:56:46.376000000</meta:creation-date>
    <meta:editing-duration>P2DT14H3M54S</meta:editing-duration>
    <meta:editing-cycles>2</meta:editing-cycles>
    <meta:generator>LibreOffice/24.8.0.3$Windows_X86_64 LibreOffice_project/0bdf1299c94fe897b119f97f3c613e9dca6be583</meta:generator>
    <dc:date>2025-01-01T23:10:53.644000000</dc:date>
    <meta:document-statistic meta:table-count="2" meta:cell-count="4404" meta:object-count="0"/>
  </office:meta>
</office:document-meta>
</file>